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590f4" style:font-size-asian="15pt" style:font-size-complex="15pt"/>
    </style:style>
    <style:style style:name="P2" style:family="paragraph" style:parent-style-name="Standard">
      <style:text-properties style:font-name="verdana" fo:font-size="15pt" officeooo:rsid="000590f4" officeooo:paragraph-rsid="000590f4" style:font-size-asian="15pt" style:font-size-complex="15pt"/>
    </style:style>
    <style:style style:name="P3" style:family="paragraph" style:parent-style-name="Standard">
      <style:text-properties style:font-name="verdana" fo:font-size="15pt" officeooo:rsid="000590f4" officeooo:paragraph-rsid="00097a3f" style:font-size-asian="15pt" style:font-size-complex="15pt"/>
    </style:style>
    <style:style style:name="P4" style:family="paragraph" style:parent-style-name="Standard">
      <style:text-properties style:font-name="verdana" fo:font-size="15pt" officeooo:rsid="00067f6d" officeooo:paragraph-rsid="00067f6d" style:font-size-asian="15pt" style:font-size-complex="15pt"/>
    </style:style>
    <style:style style:name="P5" style:family="paragraph" style:parent-style-name="Standard">
      <style:text-properties style:font-name="verdana" fo:font-size="15pt" officeooo:rsid="000b5485" officeooo:paragraph-rsid="000b5485" style:font-size-asian="15pt" style:font-size-complex="15pt"/>
    </style:style>
    <style:style style:name="P6" style:family="paragraph" style:parent-style-name="Standard">
      <style:text-properties style:font-name="verdana" fo:font-size="15pt" officeooo:rsid="000ea8b3" officeooo:paragraph-rsid="000ea8b3" style:font-size-asian="15pt" style:font-size-complex="15pt"/>
    </style:style>
    <style:style style:name="P7" style:family="paragraph" style:parent-style-name="Standard">
      <style:text-properties style:font-name="verdana" fo:font-size="15pt" fo:language="en" fo:country="US" style:font-size-asian="15pt" style:font-size-complex="15pt"/>
    </style:style>
    <style:style style:name="P8" style:family="paragraph" style:parent-style-name="Standard">
      <style:text-properties style:font-name="verdana" fo:font-size="15pt" fo:language="en" fo:country="US" officeooo:paragraph-rsid="00097a3f" style:font-size-asian="15pt" style:font-size-complex="15pt"/>
    </style:style>
    <style:style style:name="P9" style:family="paragraph" style:parent-style-name="Standard">
      <style:text-properties style:font-name="verdana" fo:font-size="16pt" officeooo:rsid="000b5485" officeooo:paragraph-rsid="000b5485" style:font-size-asian="16pt" style:font-size-complex="16pt"/>
    </style:style>
    <style:style style:name="P10" style:family="paragraph" style:parent-style-name="Standard">
      <style:text-properties officeooo:paragraph-rsid="0007f365"/>
    </style:style>
    <style:style style:name="P11" style:family="paragraph" style:parent-style-name="Standard">
      <style:text-properties officeooo:paragraph-rsid="000b5485"/>
    </style:style>
    <style:style style:name="P12" style:family="paragraph" style:parent-style-name="Title">
      <style:text-properties style:font-name="verdana" fo:font-size="40pt" style:font-size-asian="40pt" style:font-size-complex="40pt"/>
    </style:style>
    <style:style style:name="T1" style:family="text">
      <style:text-properties fo:font-weight="bold"/>
    </style:style>
    <style:style style:name="T2" style:family="text">
      <style:text-properties style:font-name="sans-serif" fo:font-size="15.75pt"/>
    </style:style>
    <style:style style:name="T3" style:family="text">
      <style:text-properties style:font-name="sans-serif" fo:font-size="15.75pt" officeooo:rsid="0007f365"/>
    </style:style>
    <style:style style:name="T4" style:family="text">
      <style:text-properties style:font-name="sans-serif" fo:font-size="15.75pt" officeooo:rsid="000b5485" style:font-size-asian="15pt" style:font-size-complex="15pt"/>
    </style:style>
    <style:style style:name="T5" style:family="text">
      <style:text-properties style:font-name="sans-serif" fo:font-size="15.75pt" officeooo:rsid="000b5485"/>
    </style:style>
    <style:style style:name="T6" style:family="text">
      <style:text-properties style:text-line-through-style="none" style:text-line-through-type="none" style:font-name="verdana"/>
    </style:style>
    <style:style style:name="T7" style:family="text">
      <style:text-properties style:text-line-through-style="none" style:text-line-through-type="none" style:font-name="verdana" fo:font-weight="bold"/>
    </style:style>
    <style:style style:name="T8" style:family="text">
      <style:text-properties style:text-line-through-style="none" style:text-line-through-type="none" style:font-name="verdana" officeooo:rsid="0006214f"/>
    </style:style>
    <style:style style:name="T9" style:family="text">
      <style:text-properties style:text-line-through-style="none" style:text-line-through-type="none" style:font-name="verdana" officeooo:rsid="0007f365"/>
    </style:style>
    <style:style style:name="T10" style:family="text">
      <style:text-properties officeooo:rsid="00097a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arnex</text:p>
      <text:h text:style-name="Heading_20_1" text:outline-level="1">Positionnement économiques</text:h>
      <text:p text:style-name="P2"/>
      <text:p text:style-name="P2">Notre entreprise est une multinationale, elle vend des vêtements de sport comme des maillots de bains ou des crampons de foot. Elle intervient sur un oligopole, il y a quelques offreurs pour de nombreux demandeurs.</text:p>
      <text:p text:style-name="P2"/>
      <text:p text:style-name="P2">Son <text:span text:style-name="T1">positionnement</text:span> est axé sur le marché multisports. La typologie du marché du sport n'existe pas vraiment car le marché est vaste.</text:p>
      <text:p text:style-name="P2"/>
      <text:p text:style-name="P4">L’entreprise vise des clients de toutes tranches d'âge qui cherchent des produits de sport qui partent de gamme moyenne à haut de gamme en fonction du positionnement du magasin.</text:p>
      <text:p text:style-name="P4"/>
      <text:p text:style-name="P4">Les magasins qui se situent dans des régions assez aisées financièrement possèdent des produits haut de gamme majoritairement.</text:p>
      <text:p text:style-name="P2"/>
      <text:p text:style-name="P2">Le pouvoir de recommandation des avis <text:span text:style-name="T1">clients</text:span> est très efficace. Il s'agit du premier point à retenir. En favorisant la voix du <text:span text:style-name="T1">client</text:span> et l'engagement, <text:span text:style-name="T1">Farnex</text:span> créé de véritables ambassadeurs de marque chez <text:span text:style-name="T1">ses</text:span> utilisateurs. Il s'agit d'une stratégie de communication reposant sur le dialogue et la recommandation.</text:p>
      <text:p text:style-name="P2"/>
      <text:p text:style-name="P10"/>
      <text:p text:style-name="P7">Individualiser ses <text:span text:style-name="T1">clients</text:span> le plus possible:</text:p>
      <text:p text:style-name="P8">Pour <text:span text:style-name="T1">se rapprocher</text:span> de ses <text:span text:style-name="T1">clients</text:span>, <text:span text:style-name="T10">L’entreprise</text:span> raisonne en terme d'individu, et non en terme de groupe. Bien sûr, <text:span text:style-name="T10">elle vise</text:span> un groupe cible composé de nombreux consommateurs <text:span text:style-name="T10">en restant proche d’eux grâce aux réseaux sociaux. Farnex organise donc des concours hebdomadaire comme par exemple offrir des produits a certains clients pour les fidéliser.</text:span></text:p>
      <text:p text:style-name="P8"/>
      <text:p text:style-name="P8"><text:soft-page-break/><text:span text:style-name="T10">L’entreprise garde aussi un service client irréprochable afin de rassurer ses consommateurs.</text:span></text:p>
      <text:p text:style-name="P3"/>
      <text:p text:style-name="P2"/>
      <text:p text:style-name="P1"><text:span text:style-name="T8">Elle se distingue des autres concurrents e</text:span><text:span text:style-name="T6">n vendant </text:span><text:span text:style-name="T7">ses</text:span><text:span text:style-name="T6"> </text:span><text:span text:style-name="T8">produits de </text:span><text:span text:style-name="T6">marques, </text:span><text:span text:style-name="T8">les produits qu’elle propose sont de</text:span><text:span text:style-name="T9">s produits de</text:span><text:span text:style-name="T8"> haute qualité avec une notoriété considérable.</text:span></text:p>
      <text:h text:style-name="Heading_20_1" text:outline-level="1">Positionnement écologique </text:h>
      <text:p text:style-name="P9">Farnex reprend les produits usagés, en fonction de l’état du produit, elle propose donc des bons d’achat pour encourager le client a recycler ses produits. Ces produits usée seront envoyé au fournisseurs pour acheter leur produits moins chère.</text:p>
      <text:p text:style-name="P5"/>
      <text:p text:style-name="P2"><text:span text:style-name="T2">L’entreprise choisi </text:span><text:span text:style-name="T3">des fournisseurs</text:span><text:span text:style-name="T2"> qui </text:span><text:span text:style-name="T3">proposent des</text:span><text:span text:style-name="T2"> produits de qualité et </text:span><text:span text:style-name="T3">qui participent</text:span><text:span text:style-name="T2"> au </text:span><text:span text:style-name="T3">développement environnemental</text:span><text:span text:style-name="T2"> sur le </text:span><text:span text:style-name="T3">long terme</text:span><text:span text:style-name="T2"> (Utilisent des </text:span><text:span text:style-name="T3">matières renouvelables.</text:span><text:span text:style-name="T2">..).</text:span></text:p>
      <text:p text:style-name="P6"><text:span text:style-name="T2"/></text:p>
      <text:p text:style-name="P5"><text:span text:style-name="T2">Les magasins sont alimentée grâce a des panneaux solaires posées sur ses toits.</text:span></text:p>
      <text:p text:style-name="P5"><text:span text:style-name="T2"/></text:p>
      <text:p text:style-name="P11"><text:span text:style-name="T4">La logistique de Farnex utilise des moyens de </text:span><text:span text:style-name="T2">transport </text:span><text:span text:style-name="T5">qui visent a</text:span><text:span text:style-name="T2"> </text:span><text:span text:style-name="T5">réduire l’empreinte carbone </text:span><text:span text:style-name="T2">entre </text:span><text:span text:style-name="T5">ses</text:span><text:span text:style-name="T2"> différents entrepôts et magasins, L’idée est de motiver </text:span><text:span text:style-name="T5">les</text:span><text:span text:style-name="T2"> équipes sur les “kilomètres propres”. Ça signifie privilégier le gaz naturel et l’électrique, dans le but de substituer le diesel/essence.</text:span></text:p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16:30:27.539962853</meta:creation-date>
    <dc:date>2022-01-21T17:31:02.860633351</dc:date>
    <meta:editing-duration>PT15M21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16" meta:word-count="376" meta:character-count="2492" meta:non-whitespace-character-count="2131"/>
  </office:meta>
</office:document-meta>
</file>